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3.72cm" fo:min-width="27.44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3.97cm" draw:transform="skewX (0.00261799387799149)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4cm" svg:height="1.32cm" svg:x="3.34cm" svg:y="4.04cm">
          <draw:text-box>
            <text:p text:style-name="P2"><text:span text:style-name="T1">Electric utility</text:span></text:p>
          </draw:text-box>
        </draw:frame>
        <draw:custom-shape draw:style-name="gr3" draw:text-style-name="P5" xml:id="id2" draw:id="id2" draw:layer="layout" svg:width="1.905cm" svg:height="0.889cm" svg:x="3.661cm" svg:y="8.537cm">
          <text:p text:style-name="P4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61cm" svg:y1="5.36cm" svg:x2="4.614cm" svg:y2="8.537cm" draw:start-shape="id1" draw:start-glue-point="2" draw:end-shape="id2" draw:end-glue-point="4" svg:d="M4610 5360v1588h4v1589" svg:viewBox="0 0 5 3178">
          <text:p/>
        </draw:connector>
        <draw:custom-shape draw:style-name="gr3" draw:text-style-name="P5" xml:id="id3" draw:id="id3" draw:layer="layout" svg:width="1.905cm" svg:height="0.889cm" svg:x="3.637cm" svg:y="10.849cm">
          <text:p text:style-name="P4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2.111cm" svg:height="0.889cm" svg:x="7.666cm" svg:y="10.852cm">
          <text:p text:style-name="P4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2.221cm" svg:height="0.889cm" svg:x="6.493cm" svg:y="8.545cm">
          <text:p text:style-name="P4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4.614cm" svg:y1="9.426cm" svg:x2="4.59cm" svg:y2="10.849cm" draw:start-shape="id2" draw:start-glue-point="8" draw:end-shape="id3" draw:end-glue-point="4" svg:d="M4614 9426v711h-24v712" svg:viewBox="0 0 25 1424">
          <text:p/>
        </draw:connector>
        <draw:connector draw:style-name="gr7" draw:text-style-name="P6" draw:layer="layout" svg:x1="7.666cm" svg:y1="11.296cm" svg:x2="5.542cm" svg:y2="11.293cm" draw:start-shape="id4" draw:start-glue-point="6" draw:end-shape="id3" draw:end-glue-point="10" svg:d="M7666 11296h-1062v-3h-1062" svg:viewBox="0 0 2125 4">
          <text:p/>
        </draw:connector>
        <draw:connector draw:style-name="gr7" draw:text-style-name="P6" draw:layer="layout" svg:x1="7.604cm" svg:y1="9.434cm" svg:x2="5.263cm" svg:y2="10.979cm" draw:start-shape="id5" draw:start-glue-point="8" draw:end-shape="id3" draw:end-glue-point="11" svg:d="M7604 9434v707h-2341v838" svg:viewBox="0 0 2342 1546">
          <text:p/>
        </draw:connector>
        <draw:frame draw:style-name="gr2" draw:text-style-name="P3" xml:id="id6" draw:id="id6" draw:layer="layout" svg:width="2.54cm" svg:height="1.32cm" svg:x="10.395cm" svg:y="8.332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395cm" svg:y1="8.992cm" svg:x2="8.714cm" svg:y2="8.989cm" draw:start-shape="id6" draw:start-glue-point="3" draw:end-shape="id5" draw:end-glue-point="10" svg:d="M10395 8992h-840v-3h-841" svg:viewBox="0 0 1682 4">
          <text:p/>
        </draw:connector>
        <draw:frame draw:style-name="gr2" draw:text-style-name="P3" xml:id="id7" draw:id="id7" draw:layer="layout" svg:width="2.54cm" svg:height="1.32cm" svg:x="6.35cm" svg:y="5.842cm">
          <draw:text-box>
            <text:p text:style-name="P2"><text:span text:style-name="T1">Electric solar</text:span></text:p>
          </draw:text-box>
        </draw:frame>
        <draw:connector draw:style-name="gr4" draw:text-style-name="P6" draw:layer="layout" svg:x1="6.35cm" svg:y1="6.502cm" svg:x2="5.287cm" svg:y2="8.667cm" draw:start-shape="id7" draw:start-glue-point="3" draw:end-shape="id2" draw:end-glue-point="11" svg:d="M6350 6502h-1063v2165" svg:viewBox="0 0 1064 2166">
          <text:p/>
        </draw:connector>
        <draw:frame draw:style-name="gr2" draw:text-style-name="P3" xml:id="id8" draw:id="id8" draw:layer="layout" svg:width="2.54cm" svg:height="1.32cm" svg:x="10.152cm" svg:y="1.41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152cm" svg:y1="2.07cm" svg:x2="9.468cm" svg:y2="10.982cm" draw:start-shape="id8" draw:start-glue-point="3" draw:end-shape="id4" draw:end-glue-point="11" svg:d="M10152 2070h-684v8912" svg:viewBox="0 0 685 8913">
          <text:p/>
        </draw:connector>
        <draw:custom-shape draw:style-name="gr3" draw:text-style-name="P5" xml:id="id9" draw:id="id9" draw:layer="layout" svg:width="1.905cm" svg:height="0.889cm" svg:x="14.081cm" svg:y="6.064cm">
          <text:p text:style-name="P4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2.111cm" svg:height="0.889cm" svg:x="13.992cm" svg:y="8.366cm">
          <text:p text:style-name="P4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5.034cm" svg:y1="6.953cm" svg:x2="15.048cm" svg:y2="8.366cm" draw:start-shape="id9" draw:start-glue-point="8" draw:end-shape="id10" draw:end-glue-point="4" svg:d="M15034 6953v706h14v707" svg:viewBox="0 0 15 1414">
          <text:p/>
        </draw:connector>
        <draw:frame draw:style-name="gr2" draw:text-style-name="P3" xml:id="id11" draw:id="id11" draw:layer="layout" svg:width="2.54cm" svg:height="1.32cm" svg:x="17.027cm" svg:y="5.85cm">
          <draw:text-box>
            <text:p text:style-name="P2"><text:span text:style-name="T1">Natural Gas</text:span></text:p>
          </draw:text-box>
        </draw:frame>
        <draw:connector draw:style-name="gr8" draw:text-style-name="P6" draw:layer="layout" svg:x1="17.027cm" svg:y1="6.51cm" svg:x2="15.986cm" svg:y2="6.508cm" draw:start-shape="id11" draw:start-glue-point="3" draw:end-shape="id9" draw:end-glue-point="10" svg:d="M17027 6510h-520v-2h-521" svg:viewBox="0 0 1042 3">
          <text:p/>
        </draw:connector>
        <draw:connector draw:style-name="gr9" draw:text-style-name="P6" draw:layer="layout" svg:x1="3.94cm" svg:y1="8.667cm" svg:x2="3.048cm" svg:y2="8.255cm" draw:start-shape="id2" draw:start-glue-point="5" draw:end-shape="id12" draw:end-glue-point="10" svg:d="M3940 8667v-412h-892" svg:viewBox="0 0 893 413">
          <text:p/>
        </draw:connector>
        <draw:frame draw:style-name="gr2" draw:text-style-name="P3" xml:id="id13" draw:id="id13" draw:layer="layout" svg:width="2.54cm" svg:height="1.32cm" svg:x="13.772cm" svg:y="10.645cm">
          <draw:text-box>
            <text:p text:style-name="P2"><text:span text:style-name="T1">Gasoline</text:span></text:p>
          </draw:text-box>
        </draw:frame>
        <draw:connector draw:style-name="gr9" draw:text-style-name="P6" draw:layer="layout" svg:x1="15.042cm" svg:y1="10.645cm" svg:x2="15.048cm" svg:y2="9.255cm" draw:start-shape="id13" draw:start-glue-point="0" draw:end-shape="id10" draw:end-glue-point="8" svg:d="M15042 10645v-695h6v-695" svg:viewBox="0 0 7 1391">
          <text:p/>
        </draw:connector>
        <draw:connector draw:style-name="gr9" draw:text-style-name="P6" draw:layer="layout" draw:line-skew="0.104cm" svg:x1="11.665cm" svg:y1="8.332cm" svg:x2="14.36cm" svg:y2="6.823cm" draw:start-shape="id6" draw:start-glue-point="0" draw:end-shape="id9" draw:end-glue-point="7" svg:d="M11665 8332v-585h2695v-924" svg:viewBox="0 0 2696 1510">
          <text:p/>
        </draw:connector>
        <draw:connector draw:style-name="gr9" draw:text-style-name="P6" draw:layer="layout" draw:line-skew="-0.425cm" svg:x1="13.772cm" svg:y1="11.305cm" svg:x2="9.777cm" svg:y2="11.296cm" draw:start-shape="id13" draw:start-glue-point="3" draw:end-shape="id4" draw:end-glue-point="10" svg:d="M13772 11305h-2422v-9h-1573" svg:viewBox="0 0 3996 10">
          <text:p/>
        </draw:connector>
        <draw:custom-shape draw:style-name="gr10" draw:text-style-name="P8" xml:id="id14" draw:id="id14" draw:layer="layout" svg:width="2.111cm" svg:height="0.889cm" svg:x="24.659cm" svg:y="7.99cm">
          <text:p text:style-name="P7"><text:span text:style-name="T1">M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2.111cm" svg:height="0.889cm" svg:x="20.726cm" svg:y="10.85cm">
          <text:p text:style-name="P4"><text:span text:style-name="T1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4.659cm" svg:y1="8.434cm" svg:x2="22.528cm" svg:y2="10.98cm" draw:start-shape="id14" draw:start-glue-point="6" draw:end-shape="id15" draw:end-glue-point="11" svg:d="M24659 8434h-2131v2546" svg:viewBox="0 0 2132 2547">
          <text:p/>
        </draw:connector>
        <draw:custom-shape draw:style-name="gr11" draw:text-style-name="P8" xml:id="id25" draw:id="id25" draw:layer="layout" svg:width="2.111cm" svg:height="0.889cm" svg:x="24.638cm" svg:y="10.843cm">
          <text:p text:style-name="P7"><text:span text:style-name="T1">US 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6" draw:id="id16" draw:layer="layout" svg:width="2.54cm" svg:height="1.32cm" svg:x="17.653cm" svg:y="8.152cm">
          <draw:text-box>
            <text:p text:style-name="P2"><text:span text:style-name="T1">Water</text:span></text:p>
          </draw:text-box>
        </draw:frame>
        <draw:connector draw:style-name="gr4" draw:text-style-name="P6" draw:layer="layout" draw:line-skew="0.841cm" svg:x1="16.312cm" svg:y1="11.305cm" svg:x2="20.726cm" svg:y2="11.294cm" draw:start-shape="id13" draw:start-glue-point="1" draw:end-shape="id15" draw:end-glue-point="6" svg:d="M16312 11305h3048v-11h1366" svg:viewBox="0 0 4415 12">
          <text:p/>
        </draw:connector>
        <draw:connector draw:style-name="gr12" draw:text-style-name="P6" draw:layer="layout" svg:x1="17.653cm" svg:y1="8.812cm" svg:x2="16.103cm" svg:y2="8.81cm" draw:start-shape="id16" draw:start-glue-point="3" draw:end-shape="id10" draw:end-glue-point="10" svg:d="M17653 8812h-775v-2h-775" svg:viewBox="0 0 1551 3">
          <text:p/>
        </draw:connector>
        <draw:connector draw:style-name="gr4" draw:text-style-name="P6" draw:layer="layout" svg:x1="20.193cm" svg:y1="8.812cm" svg:x2="21.782cm" svg:y2="10.85cm" draw:start-shape="id16" draw:start-glue-point="1" draw:end-shape="id15" draw:end-glue-point="4" svg:d="M20193 8812h1589v2038" svg:viewBox="0 0 1590 2039">
          <text:p/>
        </draw:connector>
        <draw:frame draw:style-name="gr2" draw:text-style-name="P3" xml:id="id18" draw:id="id18" draw:layer="layout" svg:width="2.54cm" svg:height="1.32cm" svg:x="21.628cm" svg:y="1.808cm">
          <draw:text-box>
            <text:p text:style-name="P2"><text:span text:style-name="T1">Trash</text:span></text:p>
          </draw:text-box>
        </draw:frame>
        <draw:connector draw:style-name="gr9" draw:text-style-name="P6" draw:layer="layout" svg:x1="5.88cm" svg:y1="4.7cm" svg:x2="15.034cm" svg:y2="6.064cm" draw:start-shape="id1" draw:start-glue-point="1" draw:end-shape="id9" draw:end-glue-point="4" svg:d="M5880 4700h9154v1364" svg:viewBox="0 0 9155 1365">
          <text:p/>
        </draw:connector>
        <draw:connector draw:style-name="gr9" draw:text-style-name="P6" draw:layer="layout" svg:x1="4.61cm" svg:y1="4.04cm" svg:x2="16.129cm" svg:y2="3.539cm" draw:start-shape="id1" draw:start-glue-point="0" draw:end-shape="id17" draw:end-glue-point="6" svg:d="M4610 4040v-526h6395v25h5124" svg:viewBox="0 0 11520 527">
          <text:p/>
        </draw:connector>
        <draw:connector draw:style-name="gr9" draw:text-style-name="P6" draw:layer="layout" draw:line-skew="-0.184cm" svg:x1="12.692cm" svg:y1="2.07cm" svg:x2="13.992cm" svg:y2="8.81cm" draw:start-shape="id8" draw:start-glue-point="1" draw:end-shape="id10" draw:end-glue-point="6" svg:d="M12692 2070h466v6740h834" svg:viewBox="0 0 1301 6741">
          <text:p/>
        </draw:connector>
        <draw:connector draw:style-name="gr9" draw:text-style-name="P6" draw:layer="layout" svg:x1="8.89cm" svg:y1="6.502cm" svg:x2="14.081cm" svg:y2="6.508cm" draw:start-shape="id7" draw:start-glue-point="1" draw:end-shape="id9" draw:end-glue-point="6" svg:d="M8890 6502h2595v6h2596" svg:viewBox="0 0 5192 7">
          <text:p/>
        </draw:connector>
        <draw:connector draw:style-name="gr9" draw:text-style-name="P6" draw:layer="layout" svg:x1="21.628cm" svg:y1="2.468cm" svg:x2="18.923cm" svg:y2="3.539cm" draw:start-shape="id18" draw:start-glue-point="3" draw:end-shape="id17" draw:end-glue-point="10" svg:d="M21628 2468h-1352v1071h-1353" svg:viewBox="0 0 2706 1072">
          <text:p/>
        </draw:connector>
        <draw:connector draw:style-name="gr4" draw:text-style-name="P6" draw:layer="layout" svg:x1="22.898cm" svg:y1="3.128cm" svg:x2="22.917cm" svg:y2="4.394cm" draw:start-shape="id18" draw:start-glue-point="2" draw:end-shape="id19" draw:end-glue-point="4" svg:d="M22898 3128v633h19v633" svg:viewBox="0 0 20 1267">
          <text:p/>
        </draw:connector>
        <draw:custom-shape draw:style-name="gr13" draw:text-style-name="P8" xml:id="id19" draw:id="id19" draw:layer="layout" svg:width="2.112cm" svg:height="0.889cm" svg:x="21.861cm" svg:y="4.394cm">
          <text:p text:style-name="P7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20" draw:id="id20" draw:layer="layout" svg:width="2.112cm" svg:height="0.889cm" svg:x="21.861cm" svg:y="6.782cm">
          <text:p text:style-name="P4"><text:span text:style-name="T1">Metric t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2.917cm" svg:y1="5.283cm" svg:x2="22.917cm" svg:y2="6.782cm" draw:start-shape="id19" draw:start-glue-point="8" draw:end-shape="id20" draw:end-glue-point="4" svg:d="M22917 5283v1499" svg:viewBox="0 0 1 1500">
          <text:p/>
        </draw:connector>
        <draw:custom-shape draw:style-name="gr15" draw:text-style-name="P8" xml:id="id22" draw:id="id22" draw:layer="layout" svg:width="2.112cm" svg:height="0.889cm" svg:x="25.518cm" svg:y="4.394cm">
          <text:p text:style-name="P7"><text:span text:style-name="T1">l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5.527cm" svg:y1="7.248cm" svg:x2="23.973cm" svg:y2="7.226cm" draw:start-shape="id21" draw:start-glue-point="6" draw:end-shape="id20" draw:end-glue-point="10" svg:d="M25527 7248h-777v-22h-777" svg:viewBox="0 0 1555 23">
          <text:p/>
        </draw:connector>
        <draw:custom-shape draw:style-name="gr5" draw:text-style-name="P5" xml:id="id21" draw:id="id21" draw:layer="layout" svg:width="2.111cm" svg:height="0.889cm" svg:x="25.527cm" svg:y="6.804cm">
          <text:p text:style-name="P4"><text:span text:style-name="T1">US t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6.574cm" svg:y1="5.283cm" svg:x2="26.583cm" svg:y2="6.804cm" draw:start-shape="id22" draw:start-glue-point="8" draw:end-shape="id21" draw:end-glue-point="4" svg:d="M26574 5283v760h9v761" svg:viewBox="0 0 10 1522">
          <text:p/>
        </draw:connector>
        <draw:connector draw:style-name="gr7" draw:text-style-name="P6" draw:layer="layout" svg:x1="25.518cm" svg:y1="4.838cm" svg:x2="23.973cm" svg:y2="4.838cm" draw:start-shape="id22" draw:start-glue-point="6" draw:end-shape="id19" draw:end-glue-point="10" svg:d="M25518 4838h-1545" svg:viewBox="0 0 1546 1">
          <text:p/>
        </draw:connector>
        <draw:custom-shape draw:style-name="gr6" draw:text-style-name="P5" xml:id="id23" draw:id="id23" draw:layer="layout" svg:width="2.221cm" svg:height="0.889cm" svg:x="3.564cm" svg:y="12.549cm">
          <text:p text:style-name="P4"><text:span text:style-name="T1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4" draw:id="id24" draw:layer="layout" svg:width="2.221cm" svg:height="0.889cm" svg:x="7.415cm" svg:y="12.533cm">
          <text:p text:style-name="P4"><text:span text:style-name="T1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5.785cm" svg:y1="12.993cm" svg:x2="7.415cm" svg:y2="12.977cm" draw:start-shape="id23" draw:start-glue-point="10" draw:end-shape="id24" draw:end-glue-point="6" svg:d="M5785 12993h815v-16h815" svg:viewBox="0 0 1631 17">
          <text:p/>
        </draw:connector>
        <draw:connector draw:style-name="gr9" draw:text-style-name="P6" draw:layer="layout" svg:x1="11.422cm" svg:y1="1.41cm" svg:x2="17.526cm" svg:y2="2.76cm" draw:start-shape="id8" draw:start-glue-point="0" draw:end-shape="id17" draw:end-glue-point="4" svg:d="M11422 1410v-526h6104v1876" svg:viewBox="0 0 6105 1877">
          <text:p/>
        </draw:connector>
        <draw:connector draw:style-name="gr7" draw:text-style-name="P6" draw:layer="layout" svg:x1="25.694cm" svg:y1="10.843cm" svg:x2="25.715cm" svg:y2="8.879cm" draw:start-shape="id25" draw:start-glue-point="4" draw:end-shape="id14" draw:end-glue-point="8" svg:d="M25694 10843v-982h21v-982" svg:viewBox="0 0 22 1965">
          <text:p/>
        </draw:connector>
        <draw:connector draw:style-name="gr7" draw:text-style-name="P6" draw:layer="layout" svg:x1="24.638cm" svg:y1="11.287cm" svg:x2="22.837cm" svg:y2="11.294cm" draw:start-shape="id25" draw:start-glue-point="6" draw:end-shape="id15" draw:end-glue-point="10" svg:d="M24638 11287h-901v7h-900" svg:viewBox="0 0 1802 8">
          <text:p/>
        </draw:connector>
        <draw:connector draw:style-name="gr16" draw:text-style-name="P6" draw:layer="layout" svg:x1="17.526cm" svg:y1="4.318cm" svg:x2="21.861cm" svg:y2="4.838cm" draw:start-shape="id17" draw:start-glue-point="8" draw:end-shape="id19" draw:end-glue-point="6" svg:d="M17526 4318v527h2867v-7h1468" svg:viewBox="0 0 4336 528">
          <text:p/>
        </draw:connector>
        <draw:custom-shape draw:style-name="gr17" draw:text-style-name="P8" xml:id="id12" draw:id="id12" draw:layer="layout" svg:width="3.048cm" svg:height="1.524cm" svg:x="0cm" svg:y="7.493cm">
          <text:p text:style-name="P7"><text:span text:style-name="T1">100 W bulb</text:span></text:p>
          <text:p text:style-name="P7"><text:span text:style-name="T1">for 10 hrs</text:span></text:p>
          <text:p text:style-name="P7"><text:span text:style-name="T1">---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8" xml:id="id17" draw:id="id17" draw:layer="layout" svg:width="2.794cm" svg:height="1.558cm" svg:x="16.129cm" svg:y="2.76cm">
          <text:p text:style-name="P7"><text:span text:style-name="T3">kg</text:span></text:p>
          <text:p text:style-name="P7"><text:span text:style-name="T3">CO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05T14:41:48.807179455</dc:date>
    <dc:creator>Steven Huss-Lederman</dc:creator>
    <meta:editing-duration>PT3H4M53S</meta:editing-duration>
    <meta:editing-cycles>20</meta:editing-cycles>
    <meta:generator>LibreOffice/7.1.8.1$MacOSX_X86_64 LibreOffice_project/e1f30c802c3269a1d052614453f260e49458c82c</meta:generator>
    <meta:document-statistic meta:object-count="58"/>
  </office:meta>
</office:document-meta>
</file>